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rsid="000449d2" officeooo:paragraph-rsid="000449d2"/>
    </style:style>
    <style:style style:name="P2" style:family="paragraph" style:parent-style-name="Heading">
      <style:paragraph-properties fo:text-align="justify" style:justify-single-word="false"/>
      <style:text-properties officeooo:rsid="000449d2" officeooo:paragraph-rsid="000449d2"/>
    </style:style>
    <style:style style:name="P3" style:family="paragraph" style:parent-style-name="Heading_20_1">
      <style:text-properties officeooo:rsid="000449d2" officeooo:paragraph-rsid="000449d2"/>
    </style:style>
    <style:style style:name="P4" style:family="paragraph" style:parent-style-name="Text_20_body">
      <style:paragraph-properties fo:text-align="start" style:justify-single-word="false"/>
      <style:text-properties officeooo:rsid="000449d2" officeooo:paragraph-rsid="000449d2"/>
    </style:style>
    <style:style style:name="P5" style:family="paragraph" style:parent-style-name="Text_20_body">
      <style:paragraph-properties fo:text-align="justify" style:justify-single-word="false"/>
      <style:text-properties officeooo:rsid="000449d2" officeooo:paragraph-rsid="000449d2"/>
    </style:style>
    <style:style style:name="P6" style:family="paragraph" style:parent-style-name="Title">
      <style:text-properties officeooo:rsid="000449d2" officeooo:paragraph-rsid="00044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áctica 2: Memoria</text:p>
      <text:p text:style-name="P1">Alejandro Guitarte Fernández y Antonio Richarte González</text:p>
      <text:p text:style-name="P4"/>
      <text:h text:style-name="P3" text:outline-level="1">Ejercicio 1</text:h>
      <text:p text:style-name="P5">Hemos utilizado un flujo de comunicación de un entero por mensaje, mandando los mensajes en un bucle hasta enviar la palabra ‘exit’. Esto es adecuado para UDP, pues es orientado a mensajes, de manera que enviamos estos de uno en uno.</text:p>
      <text:p text:style-name="P5">Si fuera TCP, sería más complicado, habría que mandar algún delimitador para indicar cuando acaba un punto y empieza otro, pues se envían todos de manera continua (orientado a conexión, flujo de datos)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0:45:48.943279868</meta:creation-date>
    <dc:date>2022-04-01T12:30:57.906296439</dc:date>
    <meta:editing-duration>PT1H34M58S</meta:editing-duration>
    <meta:editing-cycles>1</meta:editing-cycles>
    <meta:document-statistic meta:table-count="0" meta:image-count="0" meta:object-count="0" meta:page-count="1" meta:paragraph-count="5" meta:word-count="86" meta:character-count="521" meta:non-whitespace-character-count="440"/>
    <meta:generator>LibreOffice/6.4.7.2$Linux_X86_64 LibreOffice_project/40$Build-2</meta:generator>
  </office:meta>
</office:document-meta>
</file>